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olumn4" style:family="table-column">
      <style:table-column-properties style:column-width="6.2625in"/>
    </style:style>
    <style:style style:name="TableColumn5" style:family="table-column">
      <style:table-column-properties style:column-width="0.0027in"/>
    </style:style>
    <style:style style:name="TableColumn6" style:family="table-column">
      <style:table-column-properties style:column-width="0.0027in"/>
    </style:style>
    <style:style style:name="Table3" style:family="table">
      <style:table-properties style:width="0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in" fo:padding-left="0in" fo:padding-bottom="0in" fo:padding-right="0in" fo:wrap-option="no-wrap"/>
    </style:style>
    <style:style style:name="TableColumn10" style:family="table-column">
      <style:table-column-properties style:column-width="8.8138in"/>
    </style:style>
    <style:style style:name="Table9" style:family="table">
      <style:table-properties style:width="8.813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" style:parent-style-name="Normal" style:family="paragraph">
      <style:paragraph-properties fo:margin-top="0.0694in" fo:margin-bottom="0.0694in" style:line-height-at-least="0.2083in"/>
      <style:text-properties style:font-name="Helvetica" style:font-name-asian="Times New Roman" style:font-name-complex="Helvetica" fo:font-weight="bold" style:font-weight-asian="bold" style:font-weight-complex="bold" fo:color="#5F6368" fo:font-size="13.5pt" style:font-size-asian="13.5pt" style:font-size-complex="13.5pt" style:language-asian="en" style:country-asian="GB"/>
    </style:style>
    <style:style style:name="P14" style:parent-style-name="Normal" style:family="paragraph">
      <style:paragraph-properties fo:margin-bottom="0in" style:line-height-at-least="0.2083in"/>
      <style:text-properties style:font-name="Helvetica" style:font-name-asian="Times New Roman" style:font-name-complex="Helvetica" fo:font-size="12pt" style:font-size-asian="12pt" style:font-size-complex="12pt" style:language-asian="en" style:country-asian="GB"/>
    </style:style>
    <style:style style:name="TableCell15" style:family="table-cell">
      <style:table-cell-properties fo:border="none" style:writing-mode="lr-tb" fo:padding-top="0in" fo:padding-left="0in" fo:padding-bottom="0in" fo:padding-right="0in" fo:wrap-option="no-wrap"/>
    </style:style>
    <style:style style:name="P16" style:parent-style-name="Normal" style:family="paragraph">
      <style:paragraph-properties fo:text-align="end" fo:margin-bottom="0in" fo:line-height="100%"/>
      <style:text-properties style:font-name="Helvetica" style:font-name-asian="Times New Roman" style:font-name-complex="Helvetica" fo:color="#222222" fo:font-size="12pt" style:font-size-asian="12pt" style:font-size-complex="12pt" style:language-asian="en" style:country-asian="GB"/>
    </style:style>
    <style:style style:name="TableCell17" style:family="table-cell">
      <style:table-cell-properties fo:border="none" style:writing-mode="lr-tb" fo:padding-top="0in" fo:padding-left="0in" fo:padding-bottom="0in" fo:padding-right="0in" fo:wrap-option="no-wrap"/>
    </style:style>
    <style:style style:name="P18" style:parent-style-name="Normal" style:family="paragraph">
      <style:paragraph-properties fo:text-align="end" fo:margin-bottom="0in" fo:line-height="100%"/>
      <style:text-properties style:font-name="Helvetica" style:font-name-asian="Times New Roman" style:font-name-complex="Helvetica" fo:color="#222222" fo:font-size="12pt" style:font-size-asian="12pt" style:font-size-complex="12pt" style:language-asian="en" style:country-asian="GB"/>
    </style:style>
    <style:style style:name="TableCell19" style:family="table-cell">
      <style:table-cell-properties fo:border="none" style:writing-mode="lr-tb" fo:padding-top="0in" fo:padding-left="0in" fo:padding-bottom="0in" fo:padding-right="0in" fo:wrap-option="no-wrap"/>
    </style:style>
    <style:style style:name="P20" style:parent-style-name="Normal" style:family="paragraph">
      <style:paragraph-properties fo:text-align="center" fo:margin-bottom="0in" style:line-height-at-least="0.1875in"/>
      <style:text-properties style:font-name="Helvetica" style:font-name-asian="Times New Roman" style:font-name-complex="Helvetica" fo:color="#444444" fo:font-size="12pt" style:font-size-asian="12pt" style:font-size-complex="12pt" style:language-asian="en" style:country-asian="GB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24" style:family="table-column">
      <style:table-column-properties style:column-width="11.375in"/>
    </style:style>
    <style:style style:name="Table23" style:family="table">
      <style:table-properties style:width="11.375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in" fo:padding-left="0in" fo:padding-bottom="0in" fo:padding-right="0in" fo:wrap-option="no-wrap"/>
    </style:style>
    <style:style style:name="P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8" style:parent-style-name="Normal" style:family="paragraph">
      <style:paragraph-properties style:vertical-align="top" fo:margin-bottom="0in" style:line-height-at-least="0.2083in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0" style:parent-style-name="Normal" style:family="paragraph">
      <style:paragraph-properties fo:margin-bottom="0in" fo:line-height="100%"/>
      <style:text-properties style:font-name="Helvetica" style:font-name-asian="Times New Roman" style:font-name-complex="Helvetica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bottom="0in" fo:line-height="100%"/>
      <style:text-properties style:font-name="Helvetica" style:font-name-asian="Times New Roman" style:font-name-complex="Helvetica" fo:color="#444444" fo:font-size="12pt" style:font-size-asian="12pt" style:font-size-complex="12pt"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mport java.util.Arrays;<text:line-break/>import java.util.Scanner;<text:line-break/><text:line-break/>public class Main {<text:line-break/><text:line-break/>    public static void main(String[] args) {<text:line-break/>        Scanner sc = new Scanner(System.in);<text:line-break/>        System.out.print("Enter the number of elements: ");<text:line-break/>        int n = sc.nextInt();<text:line-break/>        int[] array = new int[n];<text:line-break/>       <text:line-break/>        System.out.println("Enter the elements:");<text:line-break/>        for (int i = 0; i &lt; n; i++) {<text:line-break/>            array[i] = sc.nextInt();<text:line-break/>        }<text:line-break/>       <text:line-break/>        sc.close();<text:line-break/><text:line-break/>        System.out.println("Original array: " + Arrays.toString(array));<text:line-break/>        quickSort(array, 0, array.length - 1);<text:line-break/>        System.out.println("Sorted array: " + Arrays.toString(array));<text:line-break/>    }<text:line-break/><text:line-break/>    public static void quickSort(int[] array, int low, int high) {<text:line-break/>        if (low &lt; high) {<text:line-break/>            int pivotIndex = partition(array, low, high);<text:line-break/>            quickSort(array, low, pivotIndex - 1);<text:line-break/>            quickSort(array, pivotIndex + 1, high);<text:line-break/>        }<text:line-break/>    }<text:line-break/><text:line-break/>    public static int partition(int[] array, int low, int high) {<text:line-break/>        int pivot = array[low];<text:line-break/>        int left = low + 1;<text:line-break/>        int right = high;<text:line-break/><text:line-break/>        while (left &lt;= right) {<text:line-break/>            while (left &lt;= right &amp;&amp; array[left] &lt;= pivot) {<text:line-break/>                left++;<text:line-break/>            }<text:line-break/><text:line-break/>            while (left &lt;= right &amp;&amp; array[right] &gt; pivot) {<text:line-break/>                right--;<text:line-break/>            }<text:line-break/><text:line-break/>            if (left &lt; right) {<text:line-break/>                int temp = array[left];<text:line-break/>                array[left] = array[right];<text:line-break/>                array[right] = temp;<text:line-break/>            }<text:line-break/>        }<text:line-break/><text:line-break/>        int temp = array[low];<text:line-break/>        array[low] = array[right];<text:line-break/>        array[right] = temp;<text:line-break/><text:line-break/>        return right;<text:line-break/>    }<text:line-break/>}</text:p>
      <text:p text:style-name="Normal"/>
      <text:p text:style-name="P2"><text:line-break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able:table table:style-name="Table9">
              <table:table-columns>
                <table:table-column table:style-name="TableColumn10"/>
              </table:table-columns>
              <table:table-row table:style-name="TableRow11">
                <table:table-cell table:style-name="TableCell12">
                  <text:h text:style-name="P13" text:outline-level="3"/>
                </table:table-cell>
              </table:table-row>
            </table:table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 table:number-columns-spanned="0" table:number-rows-spanned="2">
            <text:p text:style-name="P20"/>
          </table:table-cell>
        </table:table-row>
        <table:table-row table:style-name="TableRow21">
          <table:table-cell table:style-name="TableCell22" table:number-columns-spanned="3">
            <table:table table:style-name="Table23">
              <table:table-columns>
                <table:table-column table:style-name="TableColumn24"/>
              </table:table-columns>
              <table:table-row table:style-name="TableRow25">
                <table:table-cell table:style-name="TableCell26">
                  <text:p text:style-name="P27"/>
                  <text:p text:style-name="P28"><text:span text:style-name="T29"><draw:frame draw:style-name="a0" draw:name="Picture 1" text:anchor-type="as-char" svg:x="0in" svg:y="0in" svg:width="0.00833in" svg:height="0.00833in" style:rel-width="scale" style:rel-height="scale"><draw:image xlink:href="media/image1.gif" xlink:type="simple" xlink:show="embed" xlink:actuate="onLoad"/><svg:title/><svg:desc>https://mail.google.com/mail/u/0/images/cleardot.gif</svg:desc></draw:frame></text:span></text:p>
                </table:table-cell>
              </table:table-row>
            </table:table>
            <text:p text:style-name="P30"/>
          </table:table-cell>
          <table:covered-table-cell/>
          <table:covered-table-cell/>
          <table:covered-table-cell>
            <text:p text:style-name="P31"/>
          </table:covered-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gd" style:display-name="gd" style:family="text" style:parent-style-name="DefaultParagraphFont"/>
    <style:style style:name="g3" style:display-name="g3" style:family="text" style:parent-style-name="DefaultParagraphFont"/>
    <style:style style:name="hb" style:display-name="hb" style:family="text" style:parent-style-name="DefaultParagraphFont"/>
    <style:style style:name="g2" style:display-name="g2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dandi chandra mohan</meta:initial-creator>
    <dc:creator>Addandi chandra mohan</dc:creator>
    <meta:creation-date>2023-08-21T16:23:00Z</meta:creation-date>
    <dc:date>2023-08-21T16:25:00Z</dc:date>
    <meta:template xlink:href="Normal" xlink:type="simple"/>
    <meta:editing-cycles>2</meta:editing-cycles>
    <meta:editing-duration>PT120S</meta:editing-duration>
    <meta:document-statistic meta:page-count="1" meta:paragraph-count="3" meta:word-count="244" meta:character-count="1632" meta:row-count="11" meta:non-whitespace-character-count="1391"/>
  </office:meta>
</office:document-meta>
</file>